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IBM Plex Mono" svg:font-family="'IBM Plex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IBM Plex Mono"/>
    </style:style>
    <style:style style:name="ce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IBM Plex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IBM Plex Mono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IBM Plex Mono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IBM Plex Mono"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IBM Plex Mono"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IBM Plex Mono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384" table:default-cell-style-name="ce3"/>
        <table:table-row table:style-name="ro1">
          <table:table-cell table:style-name="ce1"/>
          <table:table-cell table:style-name="ce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8"/>
          <table:table-cell table:number-columns-repeated="16368"/>
        </table:table-row>
        <table:table-row table:style-name="ro1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0"/>
          <table:table-cell table:number-columns-repeated="1636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table:number-columns-repeated="10"/>
          <table:table-cell table:style-name="ce6"/>
          <table:table-cell table:style-name="ce1" table:number-columns-repeated="4"/>
          <table:table-cell table:number-columns-repeated="1636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table:number-columns-repeated="15"/>
          <table:table-cell table:number-columns-repeated="16368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IBM Plex Mono" svg:font-family="'IBM Plex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1T12:14:29.367000000</meta:creation-date>
    <dc:date>2023-02-11T12:18:26.990000000</dc:date>
    <meta:editing-duration>PT3M57S</meta:editing-duration>
    <meta:editing-cycles>1</meta:editing-cycles>
    <meta:document-statistic meta:table-count="1" meta:cell-count="47" meta:object-count="0"/>
    <meta:generator>LibreOffice/7.4.5.1$Windows_X86_64 LibreOffice_project/9c0871452b3918c1019dde9bfac75448afc4b57f</meta:generator>
  </office:meta>
</office:document-meta>
</file>